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ntin</text:span></text:p>
      <text:p text:style-name="P1"><text:span text:style-name="T2">Yes, it was something<text:s/></text:span><text:span text:style-name="T3">breathtakingly</text:span><text:span text:style-name="T4"><text:s/>and unforgettably. I will never forget my heroic deeds!</text:span></text:p>
      <text:p text:style-name="P2"><text:span text:style-name="T5">Snake<text:s/></text:span><text:span text:style-name="T6"/></text:p>
      <text:p text:style-name="P2"><text:span text:style-name="T6">I completely can not understand how you can do this!</text:span><text:span text:style-name="T7"/></text:p>
      <text:p text:style-name="P3"><text:span text:style-name="T8">Часть 15</text:span></text:p>
      <text:p text:style-name="P3"><text:span text:style-name="T9">Дьяволица, Лилиан, Беатриз и Медуза - говорят не о маньяке Квентине, а о хозяевах жилищ, находящихся на берегу океана, о том, как они замусорили воду в океане и берег.</text:span></text:p>
      <text:p text:style-name="P3"><text:span text:style-name="T10">Часть 16</text:span></text:p>
      <text:p text:style-name="P3"><text:span text:style-name="T11">Дьяволица в образе змеи подползает к мужику на станции и обсуждает с ним его грязные дела, загрязняющие воду и берег.</text:span></text:p>
      <text:p text:style-name="P3"><text:span text:style-name="T12">Отдельное - другие герои: </text:span></text:p>
      <text:p text:style-name="P3"><text:span text:style-name="T13">Квентин мстит уроду: ночью забирается к нему домой и убивает его топором. Причина мести: Квентин потерял своего дружбана и его сына по вине этого урода. Урод делал наркотики, поил людей ими. Друг Квентина и его сынок нанюхались, стали наркоманами, и после этого у них жизнь стала совсем другой.</text:span></text:p>
      <text:p text:style-name="P3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